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33% 58%"/>
    </style:style>
    <style:style style:name="T2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number-columns-repeated="8" table:default-cell-style-name="ce6"/>
        <table:table-row table:style-name="ro1">
          <table:table-cell table:style-name="ce3" office:value-type="string" calcext:value-type="string">
            <text:p>α (град)</text:p>
          </table:table-cell>
          <table:table-cell table:style-name="ce1" office:value-type="string" calcext:value-type="string">
            <text:p>g (м/с<text:span text:style-name="T1">2</text:span>)</text:p>
          </table:table-cell>
          <table:table-cell table:style-name="ce1" office:value-type="string" calcext:value-type="string">
            <text:p>h (м)</text:p>
          </table:table-cell>
          <table:table-cell table:style-name="ce1" office:value-type="string" calcext:value-type="string">
            <text:p>Y (м)</text:p>
          </table:table-cell>
          <table:table-cell/>
          <table:table-cell table:style-name="ce1" office:value-type="string" calcext:value-type="string">
            <text:p>S<text:span text:style-name="T2">min</text:span> (м)</text:p>
          </table:table-cell>
          <table:table-cell table:style-name="ce1" office:value-type="string" calcext:value-type="string">
            <text:p>V<text:span text:style-name="T2">0 min</text:span></text:p>
          </table:table-cell>
          <table:table-cell table:style-name="ce14" table:number-columns-repeated="5"/>
          <table:table-cell table:style-name="Default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9.8" calcext:value-type="float">
            <text:p>9,8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5" table:formula="of:=([.G2]^2 * SIN([.$A$5]) * COS([.$A$5]) + [.G2] * COS([.$A$5]) * SQRT([.G2]^2 * SIN([.$A$5])^2 + 2 * [.$B$2] * [.$C$2])) / [.$B$2]" office:value-type="float" office:value="12.0000000000279" calcext:value-type="float">
            <text:p>12,0000000000279</text:p>
          </table:table-cell>
          <table:table-cell table:style-name="ce5" office:value-type="float" office:value="11.243117106938" calcext:value-type="float">
            <text:p>11,243117106938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12"/>
          <table:table-cell table:style-name="Default"/>
        </table:table-row>
        <table:table-row table:style-name="ro1">
          <table:table-cell table:style-name="ce3" office:value-type="string" calcext:value-type="string">
            <text:p>α (рад)</text:p>
          </table:table-cell>
          <table:table-cell table:style-name="ce11" table:number-columns-repeated="3"/>
          <table:table-cell/>
          <table:table-cell table:style-name="ce1" office:value-type="string" calcext:value-type="string">
            <text:p>S<text:span text:style-name="T2">max</text:span> (м)</text:p>
          </table:table-cell>
          <table:table-cell table:style-name="ce1" office:value-type="string" calcext:value-type="string">
            <text:p>V<text:span text:style-name="T2">0 min</text:span>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3" table:formula="of:=RADIANS([.A2])" office:value-type="float" office:value="0.436332312998582" calcext:value-type="float">
            <text:p>0,436332312998582</text:p>
          </table:table-cell>
          <table:table-cell table:style-name="ce10" table:number-columns-repeated="3"/>
          <table:table-cell/>
          <table:table-cell table:style-name="ce5" table:formula="of:=([.G5]^2 * SIN([.$A$5]) * COS([.$A$5]) + [.G5] * COS([.$A$5]) * SQRT([.G5]^2 * SIN([.$A$5])^2 + 2 * [.$B$2] * [.$C$2])) / [.$B$2]" office:value-type="float" office:value="14.9999999315573" calcext:value-type="float">
            <text:p>14,9999999315573</text:p>
          </table:table-cell>
          <table:table-cell table:style-name="ce5" office:value-type="float" office:value="12.7982123761879" calcext:value-type="float">
            <text:p>12,7982123761879</text:p>
          </table:table-cell>
          <table:table-cell table:number-columns-repeated="5"/>
          <table:table-cell table:style-name="Default"/>
        </table:table-row>
        <table:table-row table:style-name="ro1" table:number-rows-repeated="4">
          <table:table-cell table:style-name="ce9"/>
          <table:table-cell table:style-name="ce10" table:number-columns-repeated="3"/>
          <table:table-cell table:number-columns-repeated="8"/>
          <table:table-cell table:style-name="Default"/>
        </table:table-row>
        <table:table-row table:style-name="ro2">
          <table:table-cell table:style-name="ce10" table:number-columns-repeated="4"/>
          <table:table-cell table:number-columns-repeated="8"/>
          <table:table-cell table:style-name="Default"/>
        </table:table-row>
        <table:table-row table:style-name="ro2" table:number-rows-repeated="22">
          <table:table-cell table:number-columns-repeated="12"/>
          <table:table-cell table:style-name="Default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21:08:57.62621863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19:18:21.903654290</meta:creation-date>
    <meta:generator>LibreOffice/7.0.1.2$Linux_X86_64 LibreOffice_project/7cbcfc562f6eb6708b5ff7d7397325de9e764452</meta:generator>
    <dc:date>2020-10-20T21:51:51.937804534</dc:date>
    <meta:editing-duration>PT50M32S</meta:editing-duration>
    <meta:editing-cycles>7</meta:editing-cycles>
    <meta:document-statistic meta:table-count="1" meta:cell-count="18" meta:object-count="0"/>
  </office:meta>
</office:document-meta>
</file>